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008" officeooo:paragraph-rsid="00089008"/>
    </style:style>
    <style:style style:name="P2" style:family="paragraph" style:parent-style-name="Standard">
      <style:text-properties officeooo:paragraph-rsid="00092097"/>
    </style:style>
    <style:style style:name="P3" style:family="paragraph" style:parent-style-name="Standard">
      <style:text-properties officeooo:paragraph-rsid="001074e5"/>
    </style:style>
    <style:style style:name="P4" style:family="paragraph" style:parent-style-name="Standard">
      <style:text-properties officeooo:rsid="001115d6" officeooo:paragraph-rsid="001115d6"/>
    </style:style>
    <style:style style:name="P5" style:family="paragraph" style:parent-style-name="Standard">
      <style:text-properties officeooo:paragraph-rsid="00180a67"/>
    </style:style>
    <style:style style:name="P6" style:family="paragraph" style:parent-style-name="Standard">
      <style:text-properties officeooo:paragraph-rsid="0019fceb"/>
    </style:style>
    <style:style style:name="P7" style:family="paragraph" style:parent-style-name="Standard">
      <style:text-properties officeooo:paragraph-rsid="001a5691"/>
    </style:style>
    <style:style style:name="P8" style:family="paragraph" style:parent-style-name="Standard">
      <style:text-properties officeooo:rsid="001b41f1" officeooo:paragraph-rsid="001b41f1"/>
    </style:style>
    <style:style style:name="P9" style:family="paragraph" style:parent-style-name="Standard">
      <style:text-properties officeooo:rsid="00229a31" officeooo:paragraph-rsid="00229a31"/>
    </style:style>
    <style:style style:name="P10" style:family="paragraph" style:parent-style-name="Standard">
      <style:text-properties officeooo:rsid="00229a31" officeooo:paragraph-rsid="00392af0"/>
    </style:style>
    <style:style style:name="P11" style:family="paragraph" style:parent-style-name="Standard">
      <style:text-properties officeooo:rsid="0032d9f6" officeooo:paragraph-rsid="0032d9f6"/>
    </style:style>
    <style:style style:name="P12" style:family="paragraph" style:parent-style-name="Standard">
      <style:text-properties officeooo:rsid="0035903f" officeooo:paragraph-rsid="0035903f"/>
    </style:style>
    <style:style style:name="P13" style:family="paragraph" style:parent-style-name="Standard">
      <style:text-properties officeooo:rsid="0040a23f" officeooo:paragraph-rsid="0040a23f"/>
    </style:style>
    <style:style style:name="P14" style:family="paragraph" style:parent-style-name="Standard">
      <style:text-properties officeooo:rsid="00460332" officeooo:paragraph-rsid="00460332"/>
    </style:style>
    <style:style style:name="P15" style:family="paragraph" style:parent-style-name="Standard">
      <style:text-properties officeooo:rsid="0046a714" officeooo:paragraph-rsid="0046a714"/>
    </style:style>
    <style:style style:name="P16" style:family="paragraph" style:parent-style-name="Standard">
      <style:text-properties officeooo:rsid="0047fd12" officeooo:paragraph-rsid="0047fd12"/>
    </style:style>
    <style:style style:name="P17" style:family="paragraph" style:parent-style-name="Standard">
      <style:text-properties officeooo:rsid="0049d2fe" officeooo:paragraph-rsid="0049d2fe"/>
    </style:style>
    <style:style style:name="P18" style:family="paragraph" style:parent-style-name="Standard">
      <style:text-properties officeooo:rsid="004d120f" officeooo:paragraph-rsid="004d120f"/>
    </style:style>
    <style:style style:name="P19" style:family="paragraph" style:parent-style-name="Standard">
      <style:text-properties officeooo:rsid="004ee537" officeooo:paragraph-rsid="004ee537"/>
    </style:style>
    <style:style style:name="P20" style:family="paragraph" style:parent-style-name="Standard">
      <style:text-properties officeooo:rsid="004ee537" officeooo:paragraph-rsid="0058ba5c"/>
    </style:style>
    <style:style style:name="P21" style:family="paragraph" style:parent-style-name="Standard">
      <style:text-properties officeooo:rsid="005072a6" officeooo:paragraph-rsid="005072a6"/>
    </style:style>
    <style:style style:name="P22" style:family="paragraph" style:parent-style-name="Standard">
      <style:text-properties officeooo:rsid="0053acea" officeooo:paragraph-rsid="0053acea"/>
    </style:style>
    <style:style style:name="T1" style:family="text">
      <style:text-properties officeooo:rsid="00089008"/>
    </style:style>
    <style:style style:name="T2" style:family="text">
      <style:text-properties officeooo:rsid="00092097"/>
    </style:style>
    <style:style style:name="T3" style:family="text">
      <style:text-properties officeooo:rsid="000a5401"/>
    </style:style>
    <style:style style:name="T4" style:family="text">
      <style:text-properties officeooo:rsid="000c3c79"/>
    </style:style>
    <style:style style:name="T5" style:family="text">
      <style:text-properties officeooo:rsid="000d6baa"/>
    </style:style>
    <style:style style:name="T6" style:family="text">
      <style:text-properties officeooo:rsid="000f46c5"/>
    </style:style>
    <style:style style:name="T7" style:family="text">
      <style:text-properties officeooo:rsid="001060f7"/>
    </style:style>
    <style:style style:name="T8" style:family="text">
      <style:text-properties officeooo:rsid="001074e5"/>
    </style:style>
    <style:style style:name="T9" style:family="text">
      <style:text-properties officeooo:rsid="0010e7d9"/>
    </style:style>
    <style:style style:name="T10" style:family="text">
      <style:text-properties officeooo:rsid="001219a6"/>
    </style:style>
    <style:style style:name="T11" style:family="text">
      <style:text-properties officeooo:rsid="001306f3"/>
    </style:style>
    <style:style style:name="T12" style:family="text">
      <style:text-properties officeooo:rsid="0014e8f1"/>
    </style:style>
    <style:style style:name="T13" style:family="text">
      <style:text-properties officeooo:rsid="00153dda"/>
    </style:style>
    <style:style style:name="T14" style:family="text">
      <style:text-properties officeooo:rsid="00180a67"/>
    </style:style>
    <style:style style:name="T15" style:family="text">
      <style:text-properties officeooo:rsid="001832a3"/>
    </style:style>
    <style:style style:name="T16" style:family="text">
      <style:text-properties officeooo:rsid="00194deb"/>
    </style:style>
    <style:style style:name="T17" style:family="text">
      <style:text-properties officeooo:rsid="0019fceb"/>
    </style:style>
    <style:style style:name="T18" style:family="text">
      <style:text-properties officeooo:rsid="001a5691"/>
    </style:style>
    <style:style style:name="T19" style:family="text">
      <style:text-properties officeooo:rsid="001b1503"/>
    </style:style>
    <style:style style:name="T20" style:family="text">
      <style:text-properties officeooo:rsid="001b41f1"/>
    </style:style>
    <style:style style:name="T21" style:family="text">
      <style:text-properties officeooo:rsid="001d289a"/>
    </style:style>
    <style:style style:name="T22" style:family="text">
      <style:text-properties officeooo:rsid="001e7105"/>
    </style:style>
    <style:style style:name="T23" style:family="text">
      <style:text-properties officeooo:rsid="0020608d"/>
    </style:style>
    <style:style style:name="T24" style:family="text">
      <style:text-properties officeooo:rsid="00229a31"/>
    </style:style>
    <style:style style:name="T25" style:family="text">
      <style:text-properties officeooo:rsid="002346d9"/>
    </style:style>
    <style:style style:name="T26" style:family="text">
      <style:text-properties officeooo:rsid="0025498c"/>
    </style:style>
    <style:style style:name="T27" style:family="text">
      <style:text-properties officeooo:rsid="00268629"/>
    </style:style>
    <style:style style:name="T28" style:family="text">
      <style:text-properties officeooo:rsid="002790f9"/>
    </style:style>
    <style:style style:name="T29" style:family="text">
      <style:text-properties officeooo:rsid="002a257a"/>
    </style:style>
    <style:style style:name="T30" style:family="text">
      <style:text-properties officeooo:rsid="002aea45"/>
    </style:style>
    <style:style style:name="T31" style:family="text">
      <style:text-properties officeooo:rsid="002b1212"/>
    </style:style>
    <style:style style:name="T32" style:family="text">
      <style:text-properties officeooo:rsid="002b9631"/>
    </style:style>
    <style:style style:name="T33" style:family="text">
      <style:text-properties officeooo:rsid="002c8774"/>
    </style:style>
    <style:style style:name="T34" style:family="text">
      <style:text-properties officeooo:rsid="002e4a6c"/>
    </style:style>
    <style:style style:name="T35" style:family="text">
      <style:text-properties officeooo:rsid="002f86e8"/>
    </style:style>
    <style:style style:name="T36" style:family="text">
      <style:text-properties officeooo:rsid="0030df00"/>
    </style:style>
    <style:style style:name="T37" style:family="text">
      <style:text-properties officeooo:rsid="0031315a"/>
    </style:style>
    <style:style style:name="T38" style:family="text">
      <style:text-properties officeooo:rsid="0032c8c7"/>
    </style:style>
    <style:style style:name="T39" style:family="text">
      <style:text-properties officeooo:rsid="0034893c"/>
    </style:style>
    <style:style style:name="T40" style:family="text">
      <style:text-properties officeooo:rsid="003753d2"/>
    </style:style>
    <style:style style:name="T41" style:family="text">
      <style:text-properties officeooo:rsid="0038335b"/>
    </style:style>
    <style:style style:name="T42" style:family="text">
      <style:text-properties officeooo:rsid="00392af0"/>
    </style:style>
    <style:style style:name="T43" style:family="text">
      <style:text-properties officeooo:rsid="003aecad"/>
    </style:style>
    <style:style style:name="T44" style:family="text">
      <style:text-properties officeooo:rsid="003ceaed"/>
    </style:style>
    <style:style style:name="T45" style:family="text">
      <style:text-properties officeooo:rsid="003e1fa6"/>
    </style:style>
    <style:style style:name="T46" style:family="text">
      <style:text-properties officeooo:rsid="0041d554"/>
    </style:style>
    <style:style style:name="T47" style:family="text">
      <style:text-properties officeooo:rsid="00444a4d"/>
    </style:style>
    <style:style style:name="T48" style:family="text">
      <style:text-properties officeooo:rsid="004b1893"/>
    </style:style>
    <style:style style:name="T49" style:family="text">
      <style:text-properties officeooo:rsid="005072a6"/>
    </style:style>
    <style:style style:name="T50" style:family="text">
      <style:text-properties officeooo:rsid="0050c7e4"/>
    </style:style>
    <style:style style:name="T51" style:family="text">
      <style:text-properties officeooo:rsid="0052b9c5"/>
    </style:style>
    <style:style style:name="T52" style:family="text">
      <style:text-properties officeooo:rsid="00546a79"/>
    </style:style>
    <style:style style:name="T53" style:family="text">
      <style:text-properties officeooo:rsid="00555aaa"/>
    </style:style>
    <style:style style:name="T54" style:family="text">
      <style:text-properties officeooo:rsid="00566a44"/>
    </style:style>
    <style:style style:name="T55" style:family="text">
      <style:text-properties officeooo:rsid="0056de33"/>
    </style:style>
    <style:style style:name="T56" style:family="text">
      <style:text-properties officeooo:rsid="0057b081"/>
    </style:style>
    <style:style style:name="T57" style:family="text">
      <style:text-properties officeooo:rsid="005b21d2"/>
    </style:style>
    <style:style style:name="T58" style:family="text">
      <style:text-properties officeooo:rsid="005cb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odo next 8 December 2022 :</text:p>
      <text:p text:style-name="P19"/>
      <text:p text:style-name="P20">1) Try to structure try/catch blocks ? « CatchBlockStart » etc. ? <text:span text:style-name="T56">(WIP… Cf. </text:span><text:a xlink:type="simple" xlink:href="https://github.com/facebook/hermes/blob/41752c6589227694ae3a96a34e932c74c9ce3699/lib/BCGen/HBC/BytecodeDataProvider.cpp#L668" text:style-name="Internet_20_link" text:visited-style-name="Visited_20_Internet_20_Link"><text:span text:style-name="T56">https://github.com/facebook/hermes/blob/41752c6589227694ae3a96a34e932c74c9ce3699/lib/BCGen/HBC/BytecodeDataProvider.cpp#L668</text:span></text:a><text:span text:style-name="T56">)</text:span></text:p>
      <text:p text:style-name="P19"><text:tab/><text:span text:style-name="T49">(Interpret </text:span></text:p>
      <text:p text:style-name="P19"><text:tab/><text:span text:style-name="T57">Note : Also handle overlapping exception handlers, e. g. :</text:span></text:p>
      <text:p text:style-name="P19"><text:tab/><text:tab/> <text:s/>[Exception handlers: [start=0xda, end=0x11e, target=0x120] [start=0xda, end=0x11e, target=0x147] [start=0x120, end=0x147, target=0x147] ]</text:p>
      <text:p text:style-name="P19"/>
      <text:p text:style-name="P19">2) Make an actual basic block building algorithm</text:p>
      <text:p text:style-name="P19"/>
      <text:p text:style-name="P22">2b) (Maybe represent the corresponding connected graphes in some way ?)</text:p>
      <text:p text:style-name="P22">2c) <text:span text:style-name="T52">Merge, </text:span><text:span text:style-name="T53">(re)order</text:span><text:span text:style-name="T52"> and </text:span><text:span text:style-name="T54">re</text:span><text:span text:style-name="T52">structure building blocks (</text:span><text:span text:style-name="T54">into </text:span><text:span text:style-name="T52">loops + switches/labels + (multi-)conditions) </text:span><text:span text:style-name="T55">taking in account LLVM optimizations and code merges/duplications/reorderings, etc.</text:span></text:p>
      <text:p text:style-name="P19"/>
      <text:p text:style-name="P21">3) (Later #1 : restructure code/merge statements using a tool such as Closure Compiler/<text:span text:style-name="T50">js-</text:span>uglify etc.)</text:p>
      <text:p text:style-name="P21"/>
      <text:p text:style-name="P21">4) (Later #2 : <text:span text:style-name="T51">maybe speed up the process through merging control flow/creating a central processing dispatcher, maybe rewrite some part of it in a lower-language ? Track and display computation progress ? Set up a GUI ? Etc.)</text:span></text:p>
      <text:p text:style-name="P19">================</text:p>
      <text:p text:style-name="Standard"/>
      <text:p text:style-name="Standard">- <text:span text:style-name="T19">Handle closure variable passing </text:span><text:span text:style-name="T20">(*EnvironmentToken* </text:span><text:span text:style-name="T21">tokens</text:span><text:span text:style-name="T20">)</text:span></text:p>
      <text:p text:style-name="Standard"><text:tab/>NewEnvironmentToken &lt;-&gt; <text:span text:style-name="T23">interacts with GetEnvironmentToken</text:span></text:p>
      <text:p text:style-name="Standard"><text:tab/><text:tab/><text:span text:style-name="T24">Ex. :<text:line-break/>«  <text:s text:c="3"/>NewEnvironmentToken(register=1);</text:span></text:p>
      <text:p text:style-name="Standard"><text:s text:c="4"/>r0 = arguments[1];</text:p>
      <text:p text:style-name="Standard"><text:s text:c="4"/>StoreToEnvironment(env_register=1, slot_index=0, value_register=0);</text:p>
      <text:p text:style-name="Standard"><text:s text:c="4"/>r0 = arguments[6];</text:p>
      <text:p text:style-name="Standard"><text:s text:c="4"/>StoreToEnvironment(env_register=1, slot_index=1, value_register=0);</text:p>
      <text:p text:style-name="Standard"><text:s text:c="4"/>r2 = {};</text:p>
      <text:p text:style-name="Standard"><text:s text:c="4"/>r4 = function() { // Original name: get AccessibilityInfo, environment Id: 1</text:p>
      <text:p text:style-name="Standard"><text:s text:c="8"/>GetEnvironmentToken(register=0, nesting_level=0);</text:p>
      <text:p text:style-name="Standard"><text:s text:c="8"/>r2 = LoadFromEnvironmentToken(register=0, slot_index=0);</text:p>
      <text:p text:style-name="Standard"><text:s text:c="8"/>r1 = LoadFromEnvironmentToken(register=0, slot_index=1); »</text:p>
      <text:p text:style-name="Standard"/>
      <text:p text:style-name="Standard"/>
      <text:p text:style-name="P11">=&gt; Algo « Remove useless explicit .bind() calls » ?</text:p>
      <text:p text:style-name="P11"><text:tab/>Later ?</text:p>
      <text:p text:style-name="Standard"/>
      <text:p text:style-name="P12">=&gt; Est-ce que je pourrais retraiter mon code en le reminifiant plus tard ? (Sûrement, oui, ça pourrait aider à la fusion des statements sur la fin du processus)</text:p>
      <text:p text:style-name="Standard"/>
      <text:p text:style-name="P9">=&gt; Algo « NameNonLocalClosureVariables » <text:span text:style-name="T39">(à implémenter au sein de la « Pass3StructureDecompiledFlow » ?)</text:span>:</text:p>
      <text:p text:style-name="P9">1. Traverser <text:span text:style-name="T25">les </text:span><text:span text:style-name="T28">closures </text:span><text:span text:style-name="T29">de manière descendante</text:span><text:span text:style-name="T28"> via</text:span><text:span text:style-name="T25"> </text:span>« closure_to_caller_function_ids » <text:span text:style-name="T26">en partant du top-tip-of-tree (en considérant que le top-tip-of-tree est state.hbc_reader.header.globalCodeIndex == </text:span><text:span text:style-name="T27">function id </text:span><text:span text:style-name="T26">0)</text:span></text:p>
      <text:p text:style-name="P10"><text:soft-page-break/><text:tab/><text:span text:style-name="T31">2. Attraper les « NewEnvironmentToken</text:span><text:span text:style-name="T32">(register)</text:span><text:span text:style-name="T31"> »<text:line-break/><text:tab/><text:tab/></text:span><text:span text:style-name="T33">2b. Mettre à jour une LUT interne pour association « </text:span><text:span text:style-name="T35">[, … &lt;other association in stack&gt;, </text:span><text:span text:style-name="T34">{slot_index : </text:span><text:span text:style-name="T42">named_</text:span><text:span text:style-name="T34">value_</text:span><text:span text:style-name="T42">str</text:span><text:span text:style-name="T34">, …}</text:span><text:span text:style-name="T43">}</text:span><text:span text:style-name="T35">] </text:span><text:span text:style-name="T44">+ 2nd LUT :{env_register : &lt;association&gt;}</text:span><text:span text:style-name="T33"> » en itérant de début à fin des insn<text:line-break/><text:tab/><text:tab/><text:tab/></text:span><text:span text:style-name="T42">2bb. Où «  named_</text:span><text:span text:style-name="T34">value_</text:span><text:span text:style-name="T42">str » est construit de la sorte : « _</text:span><text:span text:style-name="T45">nonlocal_nest&lt;i&gt;_slot&lt;j&gt; » </text:span><text:span text:style-name="T42">(TODO)</text:span><text:span text:style-name="T33"><text:line-break/> <text:s text:c="23"/></text:span><text:span text:style-name="T36">3. Copier profondément cette stack avec un appel de fonction récursif </text:span><text:span text:style-name="T37">lorsqu’on rencontre un </text:span><text:span text:style-name="T40">FTI</text:span><text:span text:style-name="T37">, puis revenir à l’étape 2<text:line-break/><text:tab/><text:tab/><text:tab/></text:span><text:span text:style-name="T38">4. Supporter les appels récursifs </text:span><text:span text:style-name="T40">(pas d’effort supplémentaire</text:span><text:span text:style-name="T41"> </text:span><text:span text:style-name="T40">?)</text:span></text:p>
      <text:p text:style-name="P9"><text:tab/></text:p>
      <text:p text:style-name="P15">Add a global conflict avoidance algorithm ? Etc.</text:p>
      <text:p text:style-name="P9">- Note: CallDirect, CallBuiltinClosure don't have an environment register passed <text:span text:style-name="T47">(see the opcodes.html file)</text:span></text:p>
      <text:p text:style-name="P9"/>
      <text:p text:style-name="P17">Note : Notice how lot of basic blocks <text:span text:style-name="T48">concents </text:span>that <text:span text:style-name="T48">systematically </text:span>return are put at the end of subroutines by LLVM when they’re not considered a likely path that should need jump</text:p>
      <text:p text:style-name="P9"/>
      <text:p text:style-name="P18">Note : initial register assignement (marked with « LHRT » tokens in our current intermediate representation, in each function body, should initially be marked with a « var » statement prefix)</text:p>
      <text:p text:style-name="P9"/>
      <text:p text:style-name="P16">Reminder : Most of the statement simplification should be done by an external tool eg. Closure Compiler, Uglify etc. Later after we have resolved branch-related stuff in our code.</text:p>
      <text:p text:style-name="Standard"/>
      <text:p text:style-name="P13">Todo : Implement a general progress bar system ? <text:span text:style-name="T46">(measure, time steps etc.)</text:span></text:p>
      <text:p text:style-name="Standard"/>
      <text:p text:style-name="P14">Note : « getParentEnvironment » (as implemented in the « Callable.h » file relies on what is passed to its parent caller)</text:p>
      <text:p text:style-name="Standard"/>
      <text:p text:style-name="P8">- <text:span text:style-name="T22">Fix l’affichage des fonctions async en simplifiant la sortie ?</text:span></text:p>
      <text:p text:style-name="P8"/>
      <text:p text:style-name="P8">- <text:span text:style-name="T23">Prendre des sacs-poubelles et des mouchoirs aux prochaines courses </text:span><text:span text:style-name="T30">(+sopalin, pâtes ; ...)</text:span></text:p>
      <text:p text:style-name="P8"/>
      <text:p text:style-name="Standard">- <text:span text:style-name="T1">Algo de fusion des tags LHRT/RHRT statements</text:span></text:p>
      <text:p text:style-name="Standard"><text:tab/>- <text:span text:style-name="T1">Créer un fichier de passe</text:span></text:p>
      <text:p text:style-name="P2"><text:tab/><text:tab/>- <text:span text:style-name="T2">Descendre de début à fin </text:span><text:span text:style-name="T3">(→)<text:line-break/><text:tab/><text:tab/><text:tab/>- </text:span><text:span text:style-name="T7">(NOTE À RÉFLÉCHIR : Quand se fait l’assignement de locales ?)<text:line-break/><text:tab/><text:tab/><text:tab/><text:tab/>- </text:span><text:span text:style-name="T10">(et quand fait-on remonter l’assignement des arguments à plus haut, quand consulte-t-on les globales, etc. ?)</text:span></text:p>
      <text:p text:style-name="P2"><text:tab/><text:tab/><text:tab/>- <text:span text:style-name="T2">Jusqu’à un RHRT</text:span></text:p>
      <text:p text:style-name="Standard"><text:tab/><text:tab/><text:tab/>- <text:span text:style-name="T2">Chercher les LHRT/OtherAssigningTokens </text:span><text:span text:style-name="T16">(such as « ResumeGenerator(result_out_reg »…)</text:span><text:span text:style-name="T2">/</text:span><text:span text:style-name="T9">argument passing convention</text:span><text:span text:style-name="T2"> contenant ce registre </text:span><text:span text:style-name="T3">de cette instruction à début (←)</text:span></text:p>
      <text:p text:style-name="P7"><text:tab/><text:tab/>- <text:span text:style-name="T4">Développer l’expression </text:span><text:span text:style-name="T5">en tenant notamment compte des tokens environnants (DAT…)<text:line-break/><text:line-break/>- </text:span><text:span text:style-name="T18">Voyage : prévoir un éventuel sac plastic dans le sac la prochaine fois</text:span></text:p>
      <text:p text:style-name="P5"><text:line-break/>- <text:span text:style-name="T14">Réformer la LUT </text:span><text:span text:style-name="T15">des closures du fichier en un arbre global des cross-refs d’appels de fonction ?</text:span></text:p>
      <text:p text:style-name="P6">- <text:span text:style-name="T17">Terminer mon support des générateurs/async d’après mon fichier sample/tests etc. &lt;==</text:span><text:line-break/></text:p>
      <text:p text:style-name="Standard">- <text:span text:style-name="T6">Améliorer la granularité des sorties désassemblées/décompilées afin d’y trouver plus d’information utile ?</text:span></text:p>
      <text:p text:style-name="Standard"><text:soft-page-break/><text:tab/>- <text:span text:style-name="T8">Inclure optionnellement l’IR complet et/ou l’assembleur HBC dans la sortie décompilée ?</text:span></text:p>
      <text:p text:style-name="P3"><text:tab/>- <text:span text:style-name="T7">Inclure </text:span><text:span text:style-name="T8">optionnellement </text:span><text:span text:style-name="T7">l’hexadécimal dans la sortie désassemblée ? (Note on ne travaille plus sur la sortie dé</text:span><text:span text:style-name="T11">s</text:span><text:span text:style-name="T7">assemblée pour l’instant, on travaille sur le code décompilé produit par l’intermédiaire de notre IR)</text:span></text:p>
      <text:p text:style-name="Standard"/>
      <text:p text:style-name="Standard"/>
      <text:p text:style-name="Standard">- <text:span text:style-name="T12">Vérifier si les arguments pris depuis la pile </text:span><text:span text:style-name="T13">avec les opcodes Call* </text:span><text:span text:style-name="T12">sont correctement inférés sur tous nos samples de bytecode ?</text:span></text:p>
      <text:p text:style-name="Standard"/>
      <text:p text:style-name="P1">(I’m seeking for the least-resistance path in order to have « hermes-dec » evolve)</text:p>
      <text:p text:style-name="P1"/>
      <text:p text:style-name="P4">- Plus tard : compléter la sortie désassemblée .hasm avec d’autres métadonnées (les regexes, les informations de débogage, etc. ?)</text:p>
      <text:p text:style-name="P4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46:53.693780198</meta:creation-date>
    <dc:date>2022-12-08T15:11:06.348778683</dc:date>
    <meta:editing-duration>P3DT4H13M27S</meta:editing-duration>
    <meta:editing-cycles>81</meta:editing-cycles>
    <meta:generator>LibreOffice/7.3.6.2$Linux_X86_64 LibreOffice_project/30$Build-2</meta:generator>
    <meta:document-statistic meta:table-count="0" meta:image-count="0" meta:object-count="0" meta:page-count="3" meta:paragraph-count="54" meta:word-count="781" meta:character-count="5476" meta:non-whitespace-character-count="4626"/>
  </office:meta>
</office:document-meta>
</file>